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zardous Materials Data Sheet - Women</text:p>
      <text:p text:style-name="Standard">Element: Women</text:p>
      <text:p text:style-name="Standard">Symbol: Wo</text:p>
      <text:p text:style-name="Standard">Discoverer: Adam</text:p>
      <text:p text:style-name="Standard">Atomic Mass: Accepted at 53.6kg but known to vary from 40-200kg</text:p>
      <text:p text:style-name="Standard">Occurrences: Found in large quantities in all urban areas</text:p>
      <text:p text:style-name="Standard"/>
      <text:p text:style-name="Standard">Physical Properties:</text:p>
      <text:p text:style-name="Standard">Surface usually covered by paint </text:p>
      <text:p text:style-name="Standard">Boils at nothing; freezes without reason </text:p>
      <text:p text:style-name="Standard">Melts if given special treatment </text:p>
      <text:p text:style-name="Standard">Yields if pressure applied in correct places </text:p>
      <text:p text:style-name="Standard">Found in various states from virgin metal to common ore </text:p>
      <text:p text:style-name="Standard">Bitter if incorrectly used </text:p>
      <text:p text:style-name="Standard"/>
      <text:p text:style-name="Standard">Chemical Properties:</text:p>
      <text:p text:style-name="Standard">Has a great affinity for gold and other precious metals </text:p>
      <text:p text:style-name="Standard">May explode spontaneously without prior warning and for no reason </text:p>
      <text:p text:style-name="Standard">Insoluble in liquids, but activity increases greatly in saturation in alcohol </text:p>
      <text:p text:style-name="Standard">Most powerful money reducing agent known to man </text:p>
      <text:p text:style-name="Standard">Absorbs great quantities of expensive substances </text:p>
      <text:p text:style-name="Standard"/>
      <text:p text:style-name="Standard">Common Uses:</text:p>
      <text:p text:style-name="Standard">Highly ornamental, especially in sports cars </text:p>
      <text:p text:style-name="Standard">Suitable for attaching to kitchen sink </text:p>
      <text:p text:style-name="Standard">Very effective cleaning agent </text:p>
      <text:p text:style-name="Standard"/>
      <text:p text:style-name="Standard">Tests:</text:p>
      <text:p text:style-name="Standard">Turns green when put beside a better specimen </text:p>
      <text:p text:style-name="Standard">Specimen turns pink when discovered in a natural state </text:p>
      <text:p text:style-name="Standard"/>
      <text:p text:style-name="Standard">Hazards:</text:p>
      <text:p text:style-name="Standard">Highly dangerous except when in experienced hands </text:p>
      <text:p text:style-name="Standard">Illegal to possess more than one, though several may be obtained in different locations as long as specimens do not come into contact with each othe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1:39:31.327000000</meta:creation-date>
    <dc:date>2022-02-01T11:40:19.337000000</dc:date>
    <meta:editing-duration>PT48S</meta:editing-duration>
    <meta:editing-cycles>1</meta:editing-cycles>
    <meta:document-statistic meta:table-count="0" meta:image-count="0" meta:object-count="0" meta:page-count="1" meta:paragraph-count="29" meta:word-count="188" meta:character-count="1211" meta:non-whitespace-character-count="1034"/>
    <meta:generator>LibreOffice/7.0.1.2$Windows_X86_64 LibreOffice_project/7cbcfc562f6eb6708b5ff7d7397325de9e764452</meta:generator>
  </office:meta>
</office:document-meta>
</file>